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626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9" calcext:value-type="float">
            <text:p>159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2" calcext:value-type="float">
            <text:p>16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3" calcext:value-type="float">
            <text:p>163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64" calcext:value-type="float">
            <text:p>164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277" calcext:value-type="float">
            <text:p>277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6" calcext:value-type="float">
            <text:p>31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7" calcext:value-type="float">
            <text:p>317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8" calcext:value-type="float">
            <text:p>3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19" calcext:value-type="float">
            <text:p>319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0" calcext:value-type="float">
            <text:p>3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1" calcext:value-type="float">
            <text:p>321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2" calcext:value-type="float">
            <text:p>322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3" calcext:value-type="float">
            <text:p>323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4" calcext:value-type="float">
            <text:p>324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5" calcext:value-type="float">
            <text:p>32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6" calcext:value-type="float">
            <text:p>326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7" calcext:value-type="float">
            <text:p>32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8" calcext:value-type="float">
            <text:p>328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29" calcext:value-type="float">
            <text:p>329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30" calcext:value-type="float">
            <text:p>330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31" calcext:value-type="float">
            <text:p>33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32" calcext:value-type="float">
            <text:p>33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33" calcext:value-type="float">
            <text:p>33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16359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78" calcext:value-type="float">
            <text:p>678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79" calcext:value-type="float">
            <text:p>679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81" calcext:value-type="float">
            <text:p>681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2" calcext:value-type="float">
            <text:p>682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3" calcext:value-type="float">
            <text:p>68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86" calcext:value-type="float">
            <text:p>686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7" calcext:value-type="float">
            <text:p>687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88" calcext:value-type="float">
            <text:p>688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689" calcext:value-type="float">
            <text:p>689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2" calcext:value-type="float">
            <text:p>1072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6" calcext:value-type="float">
            <text:p>107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7" calcext:value-type="float">
            <text:p>1077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8" calcext:value-type="float">
            <text:p>107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79" calcext:value-type="float">
            <text:p>1079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0" calcext:value-type="float">
            <text:p>108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2" calcext:value-type="float">
            <text:p>1082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3" calcext:value-type="float">
            <text:p>1083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4" calcext:value-type="float">
            <text:p>1084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5" calcext:value-type="float">
            <text:p>108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7" calcext:value-type="float">
            <text:p>1087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8" calcext:value-type="float">
            <text:p>1088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89" calcext:value-type="float">
            <text:p>108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090" calcext:value-type="float">
            <text:p>1090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41" calcext:value-type="float">
            <text:p>1241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43" calcext:value-type="float">
            <text:p>1243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44" calcext:value-type="float">
            <text:p>1244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1" calcext:value-type="float">
            <text:p>127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2" calcext:value-type="float">
            <text:p>127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3" calcext:value-type="float">
            <text:p>127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4" calcext:value-type="float">
            <text:p>127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5" calcext:value-type="float">
            <text:p>1275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6" calcext:value-type="float">
            <text:p>1276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7" calcext:value-type="float">
            <text:p>1277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8" calcext:value-type="float">
            <text:p>127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79" calcext:value-type="float">
            <text:p>1279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82" calcext:value-type="float">
            <text:p>1282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283" calcext:value-type="float">
            <text:p>1283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 table:number-rows-repeated="104748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1045:Feuille1.C106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21:55:35.83673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05T20:55:27.156139300</dc:date>
    <meta:editing-cycles>341</meta:editing-cycles>
    <meta:editing-duration>P24DT11H22M25S</meta:editing-duration>
    <meta:generator>LibreOffice/25.2.5.2$Windows_X86_64 LibreOffice_project/03d19516eb2e1dd5d4ccd751a0d6f35f35e08022</meta:generator>
    <meta:document-statistic meta:table-count="1" meta:cell-count="13101" meta:object-count="0"/>
  </office:meta>
</office:document-meta>
</file>